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2cm" svg:stroke-color="#666666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dash" draw:stroke-dash="Fine_20_Dashed_20__28_var_29_" svg:stroke-width="0.1cm" svg:stroke-color="#666666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62cm"/>
    </style:style>
    <style:style style:name="gr8" style:family="graphic" style:parent-style-name="standard">
      <style:graphic-properties draw:stroke="none" svg:stroke-color="#000000" draw:fill="none" draw:fill-color="#ffffff" fo:min-height="0.8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2pt" style:font-size-asian="12pt" style:font-size-complex="12pt"/>
    </style:style>
    <style:style style:name="P3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ircle draw:style-name="gr1" draw:text-style-name="P1" draw:layer="layout" svg:width="18.848cm" svg:height="18.848cm" svg:x="2.152cm" svg:y="2.245cm">
          <text:p/>
        </draw:circle>
        <draw:circle draw:style-name="gr2" draw:text-style-name="P1" draw:layer="layout" svg:width="11.273cm" svg:height="11.273cm" svg:x="5.94cm" svg:y="6.033cm">
          <text:p/>
        </draw:circle>
        <draw:circle draw:style-name="gr2" draw:text-style-name="P1" draw:layer="layout" svg:width="4.979cm" svg:height="4.979cm" svg:x="9.087cm" svg:y="9.18cm">
          <text:p/>
        </draw:circle>
        <draw:g>
          <draw:custom-shape draw:style-name="gr3" draw:text-style-name="P1" draw:layer="layout" svg:width="0.102cm" svg:height="0.106cm" svg:x="11.53cm" svg:y="11.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1.642cm" svg:height="0.5cm" svg:x="10.755cm" svg:y="11.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ircle draw:style-name="gr5" draw:text-style-name="P1" draw:layer="layout" svg:width="0.832cm" svg:height="0.832cm" svg:x="11.186cm" svg:y="11.296cm">
            <text:p/>
          </draw:circle>
          <draw:path draw:style-name="gr6" draw:text-style-name="P1" draw:layer="layout" svg:width="0.832cm" svg:height="0.231cm" svg:x="11.19cm" svg:y="11.481cm" svg:viewBox="0 0 833 232" svg:d="m0 215c388-489 466 5 833 17">
            <text:p/>
          </draw:path>
        </draw:g>
        <draw:frame draw:style-name="gr7" draw:text-style-name="P3" draw:layer="layout" svg:width="4.594cm" svg:height="0.819cm" svg:x="9.764cm" svg:y="10.115cm">
          <draw:text-box>
            <text:p text:style-name="P2"><text:span text:style-name="T1">Persönliche Zone</text:span></text:p>
          </draw:text-box>
        </draw:frame>
        <draw:frame draw:style-name="gr7" draw:text-style-name="P2" draw:layer="layout" svg:width="3.43cm" svg:height="0.819cm" svg:x="10.084cm" svg:y="7.586cm">
          <draw:text-box>
            <text:p text:style-name="P2"><text:span text:style-name="T1">Soziale Zone</text:span></text:p>
          </draw:text-box>
        </draw:frame>
        <draw:frame draw:style-name="gr7" draw:text-style-name="P2" draw:layer="layout" svg:width="4.496cm" svg:height="0.819cm" svg:x="9.687cm" svg:y="3.881cm">
          <draw:text-box>
            <text:p text:style-name="P2"><text:span text:style-name="T1">Öffentliche Zone</text:span></text:p>
          </draw:text-box>
        </draw:frame>
        <draw:frame draw:style-name="gr8" draw:text-style-name="P4" draw:layer="layout" svg:width="3.002cm" svg:height="1.102cm" svg:x="13.979cm" svg:y="11.173cm">
          <draw:text-box>
            <text:p text:style-name="P4">100cm</text:p>
          </draw:text-box>
        </draw:frame>
        <draw:frame draw:style-name="gr8" draw:text-style-name="P4" draw:layer="layout" svg:width="3.002cm" svg:height="1.102cm" svg:x="17.235cm" svg:y="11.137cm">
          <draw:text-box>
            <text:p text:style-name="P4">300c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4-25T16:28:53</meta:creation-date>
    <dc:creator>Thomas Plotkowiak</dc:creator>
    <dc:date>2008-04-25T17:55:32</dc:date>
    <meta:editing-cycles>2</meta:editing-cycles>
    <meta:editing-duration>PT9M2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